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text-properties fo:font-weight="bold" style:font-weight-asian="bold" style:font-weight-complex="bold"/>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fo:color="#ff0000" style:font-name="Consolas" fo:font-size="10pt" style:font-name-asian="Consolas" style:font-size-asian="10pt" style:font-name-complex="Consolas" style:font-size-complex="10pt"/>
    </style:style>
    <style:style style:name="P7" style:family="paragraph" style:parent-style-name="Standard" style:list-style-name="">
      <style:paragraph-properties fo:margin-left="0in" fo:margin-right="0in" fo:text-align="start" style:justify-single-word="false" fo:text-indent="0in" style:auto-text-indent="false" style:text-autospace="none"/>
    </style:style>
    <style:style style:name="T1" style:family="text">
      <style:text-properties fo:color="#000080" style:text-underline-style="solid" style:text-underline-width="auto" style:text-underline-color="font-color"/>
    </style:style>
    <style:style style:name="T2" style:family="text">
      <style:text-properties fo:color="#ff0000"/>
    </style:style>
    <style:style style:name="T3" style:family="text">
      <style:text-properties fo:color="#ff0000" style:font-name="Consolas" fo:font-size="10pt" style:font-name-asian="Consolas" style:font-size-asian="10pt" style:font-name-complex="Consolas" style:font-size-complex="10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g List</text:p>
      <text:p text:style-name="Standard"/>
      <text:p text:style-name="P3">Bug #1: Reconfigure functionality for editor screen</text:p>
      <text:p text:style-name="Standard"/>
      <text:p text:style-name="Standard">The client would like to be able to see two models of the same profile data side by side. The client would also like to get rid of the ability to display multiple graphs in one window, and to get rid of the black background space. </text:p>
      <text:p text:style-name="Standard"/>
      <text:p text:style-name="Standard">In order to remove these problems the following has been decided:</text:p>
      <text:list xml:id="list35271997" text:style-name="L1">
        <text:list-item>
          <text:list>
            <text:list-item>
              <text:list>
                <text:list-item>
                  <text:p text:style-name="P2">to allow only one model per editor</text:p>
                </text:list-item>
                <text:list-item>
                  <text:p text:style-name="P2">to associate multiple editors with a single snapshot</text:p>
                </text:list-item>
                <text:list-item>
                  <text:p text:style-name="P2">to associate multiple models as children of a snapshot in the snapshot tree view</text:p>
                </text:list-item>
              </text:list>
            </text:list-item>
          </text:list>
        </text:list-item>
      </text:list>
      <text:p text:style-name="Standard"/>
      <text:p text:style-name="P3">Bug #2: The currently output plugin jar will not allow Eclipse to start if Eclipse is required to open in the analysis perspective.</text:p>
      <text:p text:style-name="Standard"/>
      <text:p text:style-name="P3">Bug #3: A given snapshot folder will not minimize unless the folder is selected.</text:p>
      <text:p text:style-name="Standard"/>
      <text:p text:style-name="P3">Bug #4: Missing Analysis Functionality</text:p>
      <text:p text:style-name="Standard"/>
      <text:p text:style-name="P3">Bug #5: Missing Test Framework Functionality</text:p>
      <text:p text:style-name="Standard"/>
      <text:p text:style-name="P3">Bug #6: Improve thread safety of PartitionerGUIStateModel</text:p>
      <text:p text:style-name="Standard"/>
      <text:p text:style-name="Standard">There is a set of functions called by a swing worker class in the Partitioner editor. Concurrency problems need to be eliminated from these.</text:p>
      <text:p text:style-name="Standard"/>
      <text:p text:style-name="Standard">Resolution: Temporary solution: take note of which variables are written to between methods, and ensure the values communicated are not interfered with ( the two values written to are written to once and never again in any of the class functions ). Any variables which are used throughout a function are first cached in a local variable in case of reassignment elsewhere, and then used throughout the function (standard practice ). </text:p>
      <text:p text:style-name="Standard"/>
      <text:p text:style-name="Standard">Temporary because this method is ad-hoc and required me to be very aware of where reassignmnet or modifications happen. Redesign may be necessary.</text:p>
      <text:p text:style-name="Standard"/>
      <text:p text:style-name="Standard">One problem is that many of the classes that are being assigned may have methods called upon them. I am not entirely sure that these classes are immutable after initialization, although they most likely are.</text:p>
      <text:p text:style-name="Standard"/>
      <text:p text:style-name="P3">Bug #7: Closing the application with a model displaying makes it impossible to open eclipse the next time.</text:p>
      <text:p text:style-name="Standard"/>
      <text:p text:style-name="Standard">Trying to create a JApplet fails when Eclipse is closed and an model has been generated.</text:p>
      <text:p text:style-name="Standard"/>
      <text:p text:style-name="Standard">The exception is:</text:p>
      <text:p text:style-name="Standard"/>
      <text:p text:style-name="P4">load: ca.ubc.magic.profiler.partitioning.view.VisualizePartitioning.class can't be instantiated.</text:p>
      <text:p text:style-name="P5"><text:span text:style-name="T1">java.lang.InstantiationException</text:span><text:span text:style-name="T2">: ca.ubc.magic.profiler.partitioning.view.VisualizePartitioning</text:span></text:p>
      <text:p text:style-name="P6"><text:tab/>at java.lang.Class.newInstance0(Unknown Source)</text:p>
      <text:p text:style-name="P6"><text:tab/>at java.lang.Class.newInstance(Unknown Source)</text:p>
      <text:p text:style-name="P6"><text:soft-page-break/><text:tab/>at sun.applet.AppletPanel.createApplet(Unknown Source)</text:p>
      <text:p text:style-name="P6"><text:tab/>at sun.applet.AppletPanel.runLoader(Unknown Source)</text:p>
      <text:p text:style-name="P6"><text:tab/>at sun.applet.AppletPanel.run(Unknown Source)</text:p>
      <text:p text:style-name="P7"><text:span text:style-name="T3"><text:tab/>at java.lang.Thread.run(Unknown Source)</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2M43S</meta:editing-duration>
    <meta:editing-cycles>11</meta:editing-cycles>
    <meta:generator>LibreOffice/3.5$Windows_x86 LibreOffice_project/235ab8a-3802056-4a8fed3-2d66ea8-e241b80</meta:generator>
    <dc:date>2012-06-16T16:27:18.75</dc:date>
    <meta:document-statistic meta:table-count="0" meta:image-count="0" meta:object-count="0" meta:page-count="2" meta:paragraph-count="27" meta:word-count="368" meta:character-count="2326" meta:non-whitespace-character-count="2146"/>
    <meta:user-defined meta:name="Info 1"/>
    <meta:user-defined meta:name="Info 2"/>
    <meta:user-defined meta:name="Info 3"/>
    <meta:user-defined meta:name="Info 4"/>
  </office:meta>
</office:document-meta>
</file>